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1" svg:width="3.149cm" svg:height="4.022cm" svg:x="5.939cm" svg:y="3.505cm"><text:p/><draw:enhanced-geometry svg:viewBox="0 0 787 799" draw:type="non-primitive" draw:enhanced-path="M 439 12 L 535 102 391 246 252 108 349 12 0 0 12 348 108 258 282 433 282 799 511 799 511 427 685 252 781 348 787 0 439 12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5T10:40:45</meta:creation-date>
    <dc:date>2012-08-15T10:42:34</dc:date>
    <meta:editing-duration>P0D</meta:editing-duration>
    <meta:editing-cycles>2</meta:editing-cycles>
    <meta:generator>LibreOffice/3.7$Linux_X86_64 LibreOffice_project/dfe544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